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end"/>
      <style:text-properties fo:font-style="italic" style:font-style-asian="italic"/>
    </style:style>
    <style:style style:name="T3" style:parent-style-name="DefaultParagraphFont" style:family="text">
      <style:text-properties fo:font-weight="bold" style:font-weight-asian="bold" fo:font-size="14pt" style:font-size-asian="14pt"/>
    </style:style>
    <style:style style:name="T4" style:parent-style-name="DefaultParagraphFont" style:family="text">
      <style:text-properties fo:font-size="14pt" style:font-size-asian="14pt"/>
    </style:style>
    <style:style style:name="T5" style:parent-style-name="DefaultParagraphFont" style:family="text">
      <style:text-properties style:font-name="Calibri" style:font-name-complex="Arial" fo:color="#000000"/>
    </style:style>
    <style:style style:name="T6" style:parent-style-name="DefaultParagraphFont" style:family="text">
      <style:text-properties style:font-name="Calibri" style:font-name-complex="Arial" fo:color="#000000"/>
    </style:style>
    <style:style style:name="T7" style:parent-style-name="DefaultParagraphFont" style:family="text">
      <style:text-properties style:font-name="Calibri" style:font-name-complex="Arial" fo:color="#000000"/>
    </style:style>
    <style:style style:name="T8" style:parent-style-name="DefaultParagraphFont" style:family="text">
      <style:text-properties style:font-name="Calibri" style:font-name-complex="Arial" fo:color="#000000"/>
    </style:style>
    <style:style style:name="P9" style:parent-style-name="ListParagraph" style:list-style-name="LFO1" style:family="paragraph"/>
    <style:style style:name="T10" style:parent-style-name="DefaultParagraphFont" style:family="text">
      <style:text-properties fo:font-style="italic" style:font-style-asian="italic"/>
    </style:style>
    <style:style style:name="T11" style:parent-style-name="DefaultParagraphFont" style:family="text">
      <style:text-properties fo:font-style="italic" style:font-style-asian="italic"/>
    </style:style>
    <style:style style:name="T12" style:parent-style-name="DefaultParagraphFont" style:family="text">
      <style:text-properties fo:font-style="italic" style:font-style-asian="italic"/>
    </style:style>
    <style:style style:name="T13" style:parent-style-name="DefaultParagraphFont" style:family="text">
      <style:text-properties fo:font-style="italic" style:font-style-asian="italic"/>
    </style:style>
    <style:style style:name="P14" style:parent-style-name="ListParagraph" style:family="paragraph">
      <style:paragraph-properties fo:margin-left="1in">
        <style:tab-stops/>
      </style:paragraph-properties>
      <style:text-properties fo:font-style="italic" style:font-style-asian="italic"/>
    </style:style>
    <style:style style:name="P15" style:parent-style-name="ListParagraph" style:family="paragraph">
      <style:paragraph-properties fo:margin-left="1in">
        <style:tab-stops/>
      </style:paragraph-properties>
      <style:text-properties fo:font-style="italic" style:font-style-asian="italic"/>
    </style:style>
    <style:style style:name="P16" style:parent-style-name="ListParagraph" style:list-style-name="LFO1" style:family="paragraph"/>
    <style:style style:name="P17" style:parent-style-name="ListParagraph" style:list-style-name="LFO1" style:family="paragraph"/>
    <style:style style:name="P18" style:parent-style-name="ListParagraph" style:list-style-name="LFO1" style:family="paragraph"/>
    <style:style style:name="P19" style:parent-style-name="ListParagraph" style:list-style-name="LFO1" style:family="paragraph"/>
    <style:style style:name="P20" style:parent-style-name="ListParagraph" style:list-style-name="LFO1" style:family="paragraph"/>
    <style:style style:name="P21" style:parent-style-name="ListParagraph" style:list-style-name="LFO1" style:family="paragraph"/>
    <style:style style:name="P22" style:parent-style-name="ListParagraph" style:list-style-name="LFO1" style:family="paragraph"/>
    <style:style style:name="P23" style:parent-style-name="ListParagraph" style:list-style-name="LFO1" style:family="paragraph"/>
    <style:style style:name="P24" style:parent-style-name="ListParagraph" style:list-style-name="LFO1" style:family="paragraph"/>
    <style:style style:name="P25" style:parent-style-name="ListParagraph" style:family="paragraph">
      <style:paragraph-properties fo:margin-left="1in">
        <style:tab-stops/>
      </style:paragraph-properties>
    </style:style>
    <style:style style:name="P26" style:parent-style-name="ListParagraph" style:family="paragraph">
      <style:paragraph-properties fo:margin-left="1in">
        <style:tab-stops/>
      </style:paragraph-properties>
    </style:style>
    <style:style style:name="P27" style:parent-style-name="ListParagraph" style:list-style-name="LFO2" style:family="paragraph"/>
    <style:style style:name="P28" style:parent-style-name="ListParagraph" style:family="paragraph">
      <style:paragraph-properties fo:margin-left="1in">
        <style:tab-stops/>
      </style:paragraph-properties>
    </style:style>
    <style:style style:name="P29" style:parent-style-name="ListParagraph" style:list-style-name="LFO2" style:family="paragraph"/>
    <style:style style:name="P30" style:parent-style-name="Normal" style:family="paragraph">
      <style:text-properties fo:font-weight="bold" style:font-weight-asian="bold" fo:font-size="14pt" style:font-size-asian="14pt"/>
    </style:style>
    <style:style style:name="P31" style:parent-style-name="ListParagraph" style:list-style-name="LFO2" style:family="paragraph"/>
    <style:style style:name="P32" style:parent-style-name="ListParagraph" style:list-style-name="LFO2" style:family="paragraph"/>
  </office:automatic-styles>
  <office:body>
    <office:text text:use-soft-page-breaks="true">
      <text:p text:style-name="P1">Summer Internship Report (24/07/2022)</text:p>
      <text:p text:style-name="P2">Hisham Iqbal Khokhar</text:p>
      <text:p text:style-name="Normal"/>
      <text:p text:style-name="Normal"><text:span text:style-name="T3">Objective</text:span><text:span text:style-name="T4"><text:s/></text:span>-<text:s/><text:span text:style-name="T5">To build a web application that will allow<text:s/></text:span><text:span text:style-name="T6">a</text:span><text:span text:style-name="T7">dmins to create a storage for test tasks and generate a test suite from them</text:span><text:span text:style-name="T8">.</text:span></text:p>
      <text:list text:style-name="LFO1" text:continue-numbering="true">
        <text:list-item>
          <text:p text:style-name="P9">Started off by creating a new project and app, namely<text:s/><text:span text:style-name="T10">testing_suite_generator</text:span><text:span text:style-name="T11"><text:s text:c="2"/></text:span>and<text:s/><text:span text:style-name="T12">tasks</text:span><text:span text:style-name="T13"><text:s/></text:span>respectively, by running the following commands in the terminal :</text:p>
        </text:list-item>
      </text:list>
      <text:p text:style-name="P14">Django-admin startproject<text:s/>testing_suite_generator</text:p>
      <text:p text:style-name="P15">Django-admin startapp tasks</text:p>
      <text:list text:style-name="LFO1" text:continue-numbering="true">
        <text:list-item>
          <text:p text:style-name="P16">Next important step taken was to add the created app in setting under “INSTALLED_APPS”.</text:p>
        </text:list-item>
        <text:list-item>
          <text:p text:style-name="P17"><text:s/>Then a urls.py file was created in the tasks app who’s path was included in the project urls.py file.</text:p>
        </text:list-item>
        <text:list-item>
          <text:p text:style-name="P18">To deal with the<text:s/>frontend or HTML part of the project, a templates folder was created in the app which contained the html files.</text:p>
        </text:list-item>
        <text:list-item>
          <text:p text:style-name="P19">Those html files were dealt with in the views file, where a response for a http request would be that html file. The html file currently just contains the title of the project.</text:p>
        </text:list-item>
        <text:list-item>
          <text:p text:style-name="P20">As required 3 different database models were created namely Task, Attachment<text:s/>and Suite.</text:p>
        </text:list-item>
        <text:list-item>
          <text:p text:style-name="P21">The Task model deals with manipulating tasks containing basic information such as task author, difficulty level of the task, programming language chosen etc.</text:p>
        </text:list-item>
        <text:list-item>
          <text:p text:style-name="P22">The attachment model simply stores any files added in it.</text:p>
        </text:list-item>
        <text:list-item>
          <text:p text:style-name="P23">The suite model is used to represent a collection of tasks created.</text:p>
        </text:list-item>
        <text:list-item>
          <text:p text:style-name="P24">Once all these models are made, the next step taken was to make migrations and migrate these changes using the following commands:</text:p>
        </text:list-item>
      </text:list>
      <text:p text:style-name="P25">Python manage.py makemigrations</text:p>
      <text:p text:style-name="P26">Python manage.py migrate</text:p>
      <text:list text:style-name="LFO2" text:continue-numbering="true">
        <text:list-item>
          <text:p text:style-name="P27">Once these steps were taken, a super user account is made to access Django admin using the following command:<text:s/></text:p>
        </text:list-item>
      </text:list>
      <text:p text:style-name="P28">Python manage.py createsuperuser</text:p>
      <text:list text:style-name="LFO2" text:continue-numbering="true">
        <text:list-item>
          <text:p text:style-name="P29">Once this is done, the next step that I took was to connect MySQL database to Django and set that as the default database system for the project.</text:p>
        </text:list-item>
      </text:list>
      <text:p text:style-name="P30">Major<text:s/>Bugs / Issues<text:s/>/ Mistakes<text:s/>throughout the days work:</text:p>
      <text:list text:style-name="LFO2" text:continue-numbering="true">
        <text:list-item>
          <text:p text:style-name="P31">The Templates folder created was<text:s/>mistakenly created outside the tasks app file, which threw errors because of which there was no proper user interface of the webpage.</text:p>
        </text:list-item>
        <text:list-item>
          <text:p text:style-name="P32">Once the app was created, it was not properly added in settings, because of which the program came across errors.</text:p>
        </text:list-item>
      </text:list>
      <text:p text:style-name="ListParagraph"/>
      <text:p text:style-name="Normal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isham Iqbal Khokhar</meta:initial-creator>
    <dc:creator>Hisham Iqbal Khokhar</dc:creator>
    <meta:creation-date>2022-07-24T13:34:00Z</meta:creation-date>
    <dc:date>2022-07-24T14:09:00Z</dc:date>
    <meta:template xlink:href="Normal" xlink:type="simple"/>
    <meta:editing-cycles>1</meta:editing-cycles>
    <meta:editing-duration>PT2040S</meta:editing-duration>
    <meta:document-statistic meta:page-count="1" meta:paragraph-count="4" meta:word-count="315" meta:character-count="2111" meta:row-count="15" meta:non-whitespace-character-count="1800"/>
  </office:meta>
</office:document-meta>
</file>